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#9.Chapter 9|outline">Preface</text:a> <text:a xlink:type="simple" xlink:href="#chapter5">with</text:a> <text:a xlink:type="simple" xlink:href="#8.1.chapter 8.1|outline">link</text:a><text:bookmark text:name="preface"/> <text:a xlink:type="simple" xlink:href="#8.0.0.0.0.1.some contentfrush|outline">to</text:a> <text:a xlink:type="simple" xlink:href="#5.Chapter 5|outline">later</text:a> <text:a xlink:type="simple" xlink:href="#Table1|table">chapter</text:a>.</text:p>
      <text:p text:style-name="Standard">Some link to <text:a xlink:type="simple" xlink:href="#6.0.0.0.0.1.chapter 6pointsomething|outline">chapter 6/something</text:a></text:p>
      <text:h text:style-name="Heading_20_1" text:outline-level="1">Chapter 1</text:h>
      <text:p text:style-name="Standard">paragraphs of content1.1</text:p>
      <text:p text:style-name="Standard">paragraphs of content1.2</text:p>
      <text:h text:style-name="Heading_20_1" text:outline-level="1">Chapter 2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Table_20_Contents">Blank tableBlank table</text:p>
          </table:table-cell>
          <table:table-cell table:style-name="Table2.B1" office:value-type="string">
            <text:p text:style-name="Table_20_Contents">Blank table</text:p>
          </table:table-cell>
        </table:table-row>
        <table:table-row>
          <table:table-cell table:style-name="Table2.A2" office:value-type="string">
            <text:p text:style-name="Table_20_Contents">Blank table</text:p>
          </table:table-cell>
          <table:table-cell table:style-name="Table2.B2" office:value-type="string">
            <text:p text:style-name="Table_20_Contents">Blank table</text:p>
          </table:table-cell>
        </table:table-row>
      </table:table>
      <text:p text:style-name="Standard"/>
      <text:p text:style-name="Standard">paragraphs of content2.1</text:p>
      <text:p text:style-name="Standard">paragraphs of content2.2</text:p>
      <text:h text:style-name="Heading_20_1" text:outline-level="1">Chapter 3</text:h>
      <text:p text:style-name="Standard">paragraphs of content3.1</text:p>
      <text:p text:style-name="Standard">paragraphs of content3.2</text:p>
      <text:h text:style-name="Heading_20_1" text:outline-level="1">Chapter 4</text:h>
      <text:p text:style-name="Standard">paragraphs of content4.1</text:p>
      <text:p text:style-name="Standard">paragraphs of content4.2</text:p>
      <text:h text:style-name="Heading_20_1" text:outline-level="1"><text:bookmark-start text:name="chapter5"/>Chapter<text:bookmark-end text:name="chapter5"/> 5</text:h>
      <text:p text:style-name="Standard"><text:a xlink:type="simple" xlink:href="#preface">paragraphs</text:a> of content5.1</text:p>
      <text:p text:style-name="Standard">paragraphs of content5.2</text:p>
      <text:h text:style-name="Heading_20_1" text:outline-level="1">Chapter 6</text:h>
      <text:p text:style-name="Standard">paragraphs of content6.1</text:p>
      <text:p text:style-name="Standard">paragraphs of content6.2</text:p>
      <text:h text:style-name="Heading_20_6" text:outline-level="6">chapter 6pointsomething</text:h>
      <text:p text:style-name="Standard">what what what</text:p>
      <text:h text:style-name="Heading_20_1" text:outline-level="1">Chapter 7</text:h>
      <text:p text:style-name="Standard">paragraphs of content7.1</text:p>
      <text:p text:style-name="Standard">paragraphs of content7.2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heading-column1</text:p>
            </table:table-cell>
            <table:table-cell table:style-name="Table1.B1" office:value-type="string">
              <text:p text:style-name="Table_20_Heading">heading-column2</text:p>
            </table:table-cell>
          </table:table-row>
        </table:table-header-rows>
        <table:table-row>
          <table:table-cell table:style-name="Table1.A2" office:value-type="string">
            <text:p text:style-name="Table_20_Contents">Body column 1</text:p>
          </table:table-cell>
          <table:table-cell table:style-name="Table1.B2" office:value-type="string">
            <text:p text:style-name="Table_20_Contents">Body column 2</text:p>
          </table:table-cell>
        </table:table-row>
      </table:table>
      <text:p text:style-name="Standard"/>
      <text:h text:style-name="Heading_20_1" text:outline-level="1">Chapter 8</text:h>
      <text:p text:style-name="Standard">paragraphs of content8.1</text:p>
      <text:p text:style-name="Standard"><text:soft-page-break/>paragraphs of content8.2</text:p>
      <text:h text:style-name="Heading_20_6" text:outline-level="6">some contentfrush</text:h>
      <text:p text:style-name="Text_20_body">What what what</text:p>
      <text:h text:style-name="Heading_20_2" text:outline-level="2">chapterr 8.1</text:h>
      <text:p text:style-name="Standard">what what what</text:p>
      <text:h text:style-name="Heading_20_1" text:outline-level="1">Chapter 9</text:h>
      <text:p text:style-name="Standard">paragraphs of content9.1</text:p>
      <text:p text:style-name="Standard">paragraphs of content9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Holloway</meta:initial-creator>
    <meta:creation-date>2011-08-03T14:57:58</meta:creation-date>
    <dc:date>2011-08-05T13:43:43</dc:date>
    <dc:creator>Matthew Holloway</dc:creator>
    <meta:editing-duration>PT01H07M25S</meta:editing-duration>
    <meta:editing-cycles>14</meta:editing-cycles>
    <meta:generator>OpenOffice.org/3.2$Linux OpenOffice.org_project/320m12$Build-9483</meta:generator>
    <meta:document-statistic meta:table-count="2" meta:image-count="0" meta:object-count="0" meta:page-count="2" meta:paragraph-count="43" meta:word-count="115" meta:character-count="785"/>
  </office:meta>
</office:document-meta>
</file>